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75d" officeooo:paragraph-rsid="0008e75d"/>
    </style:style>
    <style:style style:name="P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 style:font-name="Monaco" fo:font-size="10.5pt"/>
    </style:style>
    <style:style style:name="P3" style:family="paragraph" style:parent-style-name="Preformatted_20_Text">
      <style:text-properties fo:color="#c3cee3" style:font-name="Monaco" fo:font-size="10.5pt" officeooo:rsid="0008e75d" officeooo:paragraph-rsid="0008e75d"/>
    </style:style>
    <style:style style:name="P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 style:font-name="Monaco" fo:font-size="10.5pt" officeooo:rsid="0008e75d" officeooo:paragraph-rsid="0008e75d"/>
    </style:style>
    <style:style style:name="P5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/>
    </style:style>
    <style:style style:name="P6" style:family="paragraph" style:parent-style-name="Preformatted_20_Text">
      <style:text-properties officeooo:rsid="0008e75d" officeooo:paragraph-rsid="0008e75d"/>
    </style:style>
    <style:style style:name="P7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c3cee3" style:font-name="Monaco" fo:font-size="10.5pt"/>
    </style:style>
    <style:style style:name="T1" style:family="text">
      <style:text-properties fo:color="#c792ea" fo:font-weight="bold"/>
    </style:style>
    <style:style style:name="T2" style:family="text">
      <style:text-properties fo:color="#c792ea" style:font-name="Monaco" fo:font-size="10.5pt" fo:font-weight="bold"/>
    </style:style>
    <style:style style:name="T3" style:family="text">
      <style:text-properties fo:color="#89ddff"/>
    </style:style>
    <style:style style:name="T4" style:family="text">
      <style:text-properties fo:color="#89ddff" style:font-name="Monaco" fo:font-size="10.5pt"/>
    </style:style>
    <style:style style:name="T5" style:family="text">
      <style:text-properties fo:color="#f4ffbc" fo:font-weight="bold"/>
    </style:style>
    <style:style style:name="T6" style:family="text">
      <style:text-properties style:font-name="Monaco" fo:font-size="10.5pt"/>
    </style:style>
    <style:style style:name="T7" style:family="text">
      <style:text-properties fo:color="#82aaff"/>
    </style:style>
    <style:style style:name="T8" style:family="text">
      <style:text-properties fo:color="#82aaff" style:font-name="Monaco" fo:font-size="10.5pt"/>
    </style:style>
    <style:style style:name="T9" style:family="text">
      <style:text-properties fo:color="#c3e88d"/>
    </style:style>
    <style:style style:name="T10" style:family="text">
      <style:text-properties fo:color="#c3e88d" style:font-name="Monaco" fo:font-size="10.5pt"/>
    </style:style>
    <style:style style:name="T11" style:family="text">
      <style:text-properties fo:color="#c3e88d" style:font-name="Monaco" fo:font-size="10.5pt" officeooo:rsid="0008e75d"/>
    </style:style>
    <style:style style:name="T12" style:family="text">
      <style:text-properties fo:color="#72737a" style:font-name="Monaco" fo:font-size="10.5pt"/>
    </style:style>
    <style:style style:name="T13" style:family="text">
      <style:text-properties fo:color="#f78c6c"/>
    </style:style>
    <style:style style:name="T14" style:family="text">
      <style:text-properties fo:color="#f78c6c" style:font-name="Monaco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ing profession of person</text:p>
      <text:p text:style-name="P3"><text:span text:style-name="T1"/></text:p>
      <text:p text:style-name="P3"/>
      <text:p text:style-name="P4"><text:span text:style-name="T1">import </text:span>sys</text:p>
      <text:p text:style-name="P2">data <text:span text:style-name="T3">= {}</text:span></text:p>
      <text:p text:style-name="P2"><text:span text:style-name="T3"/></text:p>
      <text:p text:style-name="P2"><text:span text:style-name="T1">def </text:span><text:span text:style-name="T5">check</text:span><text:span text:style-name="T3">():</text:span></text:p>
      <text:p text:style-name="P5"><text:span text:style-name="T3"><text:s text:c="4"/></text:span><text:span text:style-name="T6">check_more </text:span><text:span text:style-name="T4">= </text:span><text:span text:style-name="T8">input</text:span><text:span text:style-name="T4">(</text:span><text:span text:style-name="T10">'do you want to check more yes | no :- '</text:span><text:span text:style-name="T4">).</text:span><text:span text:style-name="T8">strip</text:span><text:span text:style-name="T4">().</text:span><text:span text:style-name="T8">lower</text:span><text:span text:style-name="T4">()</text:span></text:p>
      <text:p text:style-name="P5"><text:span text:style-name="T3"><text:s text:c="4"/></text:span><text:span text:style-name="T2">if </text:span><text:span text:style-name="T6">check_more </text:span><text:span text:style-name="T4">== </text:span><text:span text:style-name="T10">'yes'</text:span><text:span text:style-name="T4">:</text:span></text:p>
      <text:p text:style-name="P5"><text:span text:style-name="T3"><text:s text:c="8"/></text:span><text:span text:style-name="T8">profession</text:span><text:span text:style-name="T4">(</text:span><text:span text:style-name="T8">input</text:span><text:span text:style-name="T4">(</text:span><text:span text:style-name="T10">'enter name'</text:span><text:span text:style-name="T4">).</text:span><text:span text:style-name="T8">strip</text:span><text:span text:style-name="T4">().</text:span><text:span text:style-name="T8">lower</text:span><text:span text:style-name="T4">())</text:span></text:p>
      <text:p text:style-name="P5"><text:span text:style-name="T3"><text:s text:c="4"/></text:span><text:span text:style-name="T2">elif </text:span><text:span text:style-name="T6">check_more </text:span><text:span text:style-name="T4">== </text:span><text:span text:style-name="T10">'no'</text:span><text:span text:style-name="T4">:</text:span></text:p>
      <text:p text:style-name="P5"><text:span text:style-name="T3"><text:s text:c="8"/></text:span><text:span text:style-name="T8">print</text:span><text:span text:style-name="T4">(</text:span><text:span text:style-name="T10">'thank you for </text:span><text:span text:style-name="T11">visiting</text:span><text:span text:style-name="T10">'</text:span><text:span text:style-name="T4">)</text:span></text:p>
      <text:p text:style-name="P5"><text:span text:style-name="T3"><text:s text:c="8"/></text:span><text:span text:style-name="T6">sys</text:span><text:span text:style-name="T4">.</text:span><text:span text:style-name="T8">exit</text:span><text:span text:style-name="T4">()</text:span></text:p>
      <text:p text:style-name="P5"><text:span text:style-name="T3"><text:s text:c="4"/></text:span><text:span text:style-name="T2">else</text:span><text:span text:style-name="T4">:</text:span></text:p>
      <text:p text:style-name="P5"><text:span text:style-name="T3"><text:s text:c="8"/></text:span><text:span text:style-name="T8">print</text:span><text:span text:style-name="T4">(</text:span><text:span text:style-name="T10">'you entered wrong !! please enter properly'</text:span><text:span text:style-name="T4">)</text:span></text:p>
      <text:p text:style-name="P5"><text:span text:style-name="T3"><text:s text:c="8"/></text:span><text:span text:style-name="T8">check</text:span><text:span text:style-name="T4">()</text:span></text:p>
      <text:p text:style-name="P5"><text:span text:style-name="T4"/></text:p>
      <text:p text:style-name="P2"><text:span text:style-name="T1">def </text:span><text:span text:style-name="T5">read</text:span><text:span text:style-name="T3">():</text:span></text:p>
      <text:p text:style-name="P5"><text:span text:style-name="T3"><text:s text:c="4"/></text:span><text:span text:style-name="T2">with </text:span><text:span text:style-name="T8">open</text:span><text:span text:style-name="T4">(</text:span><text:span text:style-name="T10">'test.txt'</text:span><text:span text:style-name="T4">, </text:span><text:span text:style-name="T10">'r'</text:span><text:span text:style-name="T4">) </text:span><text:span text:style-name="T2">as </text:span><text:span text:style-name="T6">f2</text:span><text:span text:style-name="T4">:</text:span></text:p>
      <text:p text:style-name="P5"><text:span text:style-name="T3"><text:s text:c="8"/></text:span><text:span text:style-name="T6">data1 </text:span><text:span text:style-name="T4">= </text:span><text:span text:style-name="T6">f2</text:span><text:span text:style-name="T4">.</text:span><text:span text:style-name="T8">read</text:span><text:span text:style-name="T4">()</text:span></text:p>
      <text:p text:style-name="P5"><text:span text:style-name="T4"/></text:p>
      <text:p text:style-name="P5"><text:span text:style-name="T3"><text:s text:c="8"/></text:span><text:span text:style-name="T2">for </text:span><text:span text:style-name="T6">i </text:span><text:span text:style-name="T2">in </text:span><text:span text:style-name="T6">data1</text:span><text:span text:style-name="T4">.</text:span><text:span text:style-name="T8">split</text:span><text:span text:style-name="T4">(</text:span><text:span text:style-name="T10">','</text:span><text:span text:style-name="T4">):</text:span></text:p>
      <text:p text:style-name="P5"><text:span text:style-name="T3"><text:s text:c="12"/></text:span><text:span text:style-name="T2">try</text:span><text:span text:style-name="T4">:</text:span></text:p>
      <text:p text:style-name="P5"><text:span text:style-name="T3"><text:s text:c="16"/></text:span><text:span text:style-name="T6">key</text:span><text:span text:style-name="T4">, </text:span><text:span text:style-name="T6">value </text:span><text:span text:style-name="T4">= </text:span><text:span text:style-name="T6">i</text:span><text:span text:style-name="T4">.</text:span><text:span text:style-name="T8">split</text:span><text:span text:style-name="T4">(</text:span><text:span text:style-name="T10">':'</text:span><text:span text:style-name="T4">)</text:span></text:p>
      <text:p text:style-name="P5"><text:span text:style-name="T3"><text:s text:c="16"/></text:span><text:span text:style-name="T6">data</text:span><text:span text:style-name="T4">[</text:span><text:span text:style-name="T6">key</text:span><text:span text:style-name="T4">] = </text:span><text:span text:style-name="T6">value</text:span></text:p>
      <text:p text:style-name="P5"><text:s text:c="12"/><text:span text:style-name="T2">except </text:span><text:span text:style-name="T8">ValueError </text:span><text:span text:style-name="T2">as </text:span><text:span text:style-name="T12">e</text:span><text:span text:style-name="T4">:</text:span></text:p>
      <text:p text:style-name="P5"><text:span text:style-name="T3"><text:s text:c="16"/></text:span><text:span text:style-name="T8">print</text:span><text:span text:style-name="T4">(</text:span><text:span text:style-name="T10">'wait...loading'</text:span><text:span text:style-name="T4">)</text:span></text:p>
      <text:p text:style-name="P5"><text:span text:style-name="T4"/></text:p>
      <text:p text:style-name="P2"><text:span text:style-name="T1">def </text:span><text:span text:style-name="T5">write</text:span><text:span text:style-name="T3">(</text:span><text:span text:style-name="T13">option</text:span><text:span text:style-name="T3">):</text:span></text:p>
      <text:p text:style-name="P2"><text:span text:style-name="T3"/></text:p>
      <text:p text:style-name="P5"><text:span text:style-name="T3"><text:s text:c="4"/></text:span><text:span text:style-name="T2">with </text:span><text:span text:style-name="T8">open</text:span><text:span text:style-name="T4">(</text:span><text:span text:style-name="T10">'test.txt'</text:span><text:span text:style-name="T4">, </text:span><text:span text:style-name="T10">'a'</text:span><text:span text:style-name="T4">) </text:span><text:span text:style-name="T2">as </text:span><text:span text:style-name="T6">f1</text:span><text:span text:style-name="T4">:</text:span></text:p>
      <text:p text:style-name="P5"><text:span text:style-name="T4"/></text:p>
      <text:p text:style-name="P5"><text:span text:style-name="T3"><text:s text:c="8"/></text:span><text:span text:style-name="T2">if </text:span><text:span text:style-name="T14">option </text:span><text:span text:style-name="T4">== </text:span><text:span text:style-name="T10">'yes'</text:span><text:span text:style-name="T4">:</text:span></text:p>
      <text:p text:style-name="P5"><text:span text:style-name="T3"><text:s text:c="12"/></text:span><text:span text:style-name="T6">name </text:span><text:span text:style-name="T4">= </text:span><text:span text:style-name="T8">input</text:span><text:span text:style-name="T4">(</text:span><text:span text:style-name="T10">'enter the name: - '</text:span><text:span text:style-name="T4">).</text:span><text:span text:style-name="T8">capitalize</text:span><text:span text:style-name="T4">()</text:span></text:p>
      <text:p text:style-name="P5"><text:span text:style-name="T3"><text:s text:c="12"/></text:span><text:span text:style-name="T6">prof </text:span><text:span text:style-name="T4">= </text:span><text:span text:style-name="T8">input</text:span><text:span text:style-name="T4">(</text:span><text:span text:style-name="T10">'enter the profession: - '</text:span><text:span text:style-name="T4">).</text:span><text:span text:style-name="T8">title</text:span><text:span text:style-name="T4">()</text:span></text:p>
      <text:p text:style-name="P5"><text:span text:style-name="T3"><text:s text:c="12"/></text:span><text:span text:style-name="T2">if </text:span><text:span text:style-name="T6">name </text:span><text:span text:style-name="T2">and </text:span><text:span text:style-name="T6">prof</text:span><text:span text:style-name="T4">:</text:span></text:p>
      <text:p text:style-name="P5"><text:span text:style-name="T3"><text:s text:c="16"/></text:span><text:span text:style-name="T6">f1</text:span><text:span text:style-name="T4">.</text:span><text:span text:style-name="T8">write</text:span><text:span text:style-name="T4">(</text:span><text:span text:style-name="T6">name</text:span><text:span text:style-name="T4">+</text:span><text:span text:style-name="T10">':'</text:span><text:span text:style-name="T4">+</text:span><text:span text:style-name="T6">prof</text:span><text:span text:style-name="T4">+</text:span><text:span text:style-name="T10">','</text:span><text:span text:style-name="T4">)</text:span></text:p>
      <text:p text:style-name="P5"><text:span text:style-name="T3"><text:s text:c="16"/></text:span><text:span text:style-name="T8">read</text:span><text:span text:style-name="T4">()</text:span></text:p>
      <text:p text:style-name="P5"><text:span text:style-name="T3"><text:s text:c="16"/></text:span><text:span text:style-name="T8">print</text:span><text:span text:style-name="T4">(</text:span><text:span text:style-name="T10">'successfully saved'</text:span><text:span text:style-name="T4">)</text:span></text:p>
      <text:p text:style-name="P5"><text:span text:style-name="T3"><text:s text:c="12"/></text:span><text:span text:style-name="T2">else</text:span><text:span text:style-name="T4">:</text:span></text:p>
      <text:p text:style-name="P5"><text:span text:style-name="T3"><text:s text:c="16"/></text:span><text:span text:style-name="T8">input</text:span><text:span text:style-name="T4">(</text:span><text:span text:style-name="T10">'you did not enter anything'</text:span><text:span text:style-name="T4">)</text:span></text:p>
      <text:p text:style-name="P5"><text:span text:style-name="T3"><text:s text:c="16"/></text:span><text:span text:style-name="T8">write</text:span><text:span text:style-name="T4">(</text:span><text:span text:style-name="T8">input</text:span><text:span text:style-name="T4">(</text:span><text:span text:style-name="T10">'do you wanna add data yes | no'</text:span><text:span text:style-name="T4">))</text:span></text:p>
      <text:p text:style-name="P5"><text:span text:style-name="T3"><text:s text:c="8"/></text:span><text:span text:style-name="T2">elif </text:span><text:span text:style-name="T14">option </text:span><text:span text:style-name="T4">== </text:span><text:span text:style-name="T10">'no'</text:span><text:span text:style-name="T4">:</text:span></text:p>
      <text:p text:style-name="P5"><text:span text:style-name="T3"><text:s text:c="12"/></text:span><text:span text:style-name="T8">check</text:span><text:span text:style-name="T4">()</text:span></text:p>
      <text:p text:style-name="P5"><text:span text:style-name="T3"><text:s text:c="8"/></text:span><text:span text:style-name="T2">else</text:span><text:span text:style-name="T4">:</text:span></text:p>
      <text:p text:style-name="P5"><text:span text:style-name="T3"><text:s text:c="12"/></text:span><text:span text:style-name="T8">print</text:span><text:span text:style-name="T4">(</text:span><text:span text:style-name="T10">'you did not enter anything !! please enter yes | no'</text:span><text:span text:style-name="T4">)</text:span></text:p>
      <text:p text:style-name="P5"><text:span text:style-name="T3"><text:s text:c="12"/></text:span><text:span text:style-name="T8">write</text:span><text:span text:style-name="T4">(</text:span><text:span text:style-name="T8">input</text:span><text:span text:style-name="T4">(</text:span><text:span text:style-name="T10">'do you wanna add data yes | no'</text:span><text:span text:style-name="T4">))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2"><text:span text:style-name="T1">def </text:span><text:span text:style-name="T5">profession</text:span><text:span text:style-name="T3">(</text:span><text:span text:style-name="T13">name1</text:span><text:span text:style-name="T3">):</text:span></text:p>
      <text:p text:style-name="P5"><text:span text:style-name="T3"><text:s text:c="4"/></text:span><text:span text:style-name="T6">name </text:span><text:span text:style-name="T4">= </text:span><text:span text:style-name="T14">name1</text:span><text:span text:style-name="T4">.</text:span><text:span text:style-name="T8">capitalize</text:span><text:span text:style-name="T4">()</text:span></text:p>
      <text:p text:style-name="P5"><text:span text:style-name="T3"><text:s text:c="4"/></text:span><text:span text:style-name="T2">if </text:span><text:span text:style-name="T6">name</text:span><text:span text:style-name="T4">:</text:span></text:p>
      <text:p text:style-name="P5"><text:span text:style-name="T3"><text:s text:c="8"/></text:span><text:span text:style-name="T2">if </text:span><text:span text:style-name="T6">name </text:span><text:span text:style-name="T2">in </text:span><text:span text:style-name="T6">data</text:span><text:span text:style-name="T4">:</text:span></text:p>
      <text:p text:style-name="P5"><text:span text:style-name="T3"><text:s text:c="12"/></text:span><text:span text:style-name="T8">print</text:span><text:span text:style-name="T4">(</text:span><text:span text:style-name="T10">f'</text:span><text:span text:style-name="T4">{</text:span><text:span text:style-name="T6">name</text:span><text:span text:style-name="T4">}</text:span><text:span text:style-name="T10"> is </text:span><text:span text:style-name="T4">{</text:span><text:span text:style-name="T6">data</text:span><text:span text:style-name="T4">.</text:span><text:span text:style-name="T8">get</text:span><text:span text:style-name="T4">(</text:span><text:span text:style-name="T6">name</text:span><text:span text:style-name="T4">)}</text:span><text:span text:style-name="T10">'</text:span><text:span text:style-name="T4">)</text:span></text:p>
      <text:p text:style-name="P5"><text:span text:style-name="T3"><text:s text:c="12"/></text:span><text:span text:style-name="T8">check</text:span><text:span text:style-name="T4">()</text:span></text:p>
      <text:p text:style-name="P5"><text:span text:style-name="T3"><text:s text:c="8"/></text:span><text:span text:style-name="T2">elif </text:span><text:span text:style-name="T6">name </text:span><text:span text:style-name="T4">!= </text:span><text:span text:style-name="T6">data</text:span><text:span text:style-name="T4">:</text:span></text:p>
      <text:p text:style-name="P5"><text:span text:style-name="T3"><text:s text:c="12"/></text:span><text:span text:style-name="T8">read</text:span><text:span text:style-name="T4">()</text:span></text:p>
      <text:p text:style-name="P5"><text:span text:style-name="T3"><text:s text:c="12"/></text:span><text:span text:style-name="T2">if </text:span><text:span text:style-name="T6">name </text:span><text:span text:style-name="T2">in </text:span><text:span text:style-name="T6">data</text:span><text:span text:style-name="T4">:</text:span></text:p>
      <text:p text:style-name="P5"><text:span text:style-name="T3"><text:s text:c="16"/></text:span><text:span text:style-name="T8">print</text:span><text:span text:style-name="T4">(</text:span><text:span text:style-name="T10">f'</text:span><text:span text:style-name="T4">{</text:span><text:span text:style-name="T6">name</text:span><text:span text:style-name="T4">}</text:span><text:span text:style-name="T10"> is </text:span><text:span text:style-name="T4">{</text:span><text:span text:style-name="T6">data</text:span><text:span text:style-name="T4">.</text:span><text:span text:style-name="T8">get</text:span><text:span text:style-name="T4">(</text:span><text:span text:style-name="T6">name</text:span><text:span text:style-name="T4">)}</text:span><text:span text:style-name="T10">'</text:span><text:span text:style-name="T4">)</text:span></text:p>
      <text:p text:style-name="P5"><text:span text:style-name="T3"><text:s text:c="16"/></text:span><text:span text:style-name="T8">check</text:span><text:span text:style-name="T4">()</text:span></text:p>
      <text:p text:style-name="P5"><text:span text:style-name="T3"><text:s text:c="12"/></text:span><text:span text:style-name="T2">else</text:span><text:span text:style-name="T4">:</text:span></text:p>
      <text:p text:style-name="P5"><text:span text:style-name="T3"><text:s text:c="16"/></text:span><text:span text:style-name="T8">print</text:span><text:span text:style-name="T4">(</text:span><text:span text:style-name="T10">'data is not avilable'</text:span><text:span text:style-name="T4">)</text:span></text:p>
      <text:p text:style-name="P5"><text:span text:style-name="T3"><text:s text:c="16"/></text:span><text:span text:style-name="T6">option </text:span><text:span text:style-name="T4">= </text:span><text:span text:style-name="T8">input</text:span><text:span text:style-name="T4">(</text:span><text:span text:style-name="T10">'do you wanna add data yes | no'</text:span><text:span text:style-name="T4">)</text:span></text:p>
      <text:p text:style-name="P5"><text:span text:style-name="T3"><text:s text:c="16"/></text:span><text:span text:style-name="T8">write</text:span><text:span text:style-name="T4">(</text:span><text:span text:style-name="T6">option</text:span><text:span text:style-name="T4">)</text:span></text:p>
      <text:p text:style-name="P5"><text:span text:style-name="T3"><text:s text:c="16"/></text:span><text:span text:style-name="T8">check</text:span><text:span text:style-name="T4">()</text:span></text:p>
      <text:p text:style-name="P5"><text:span text:style-name="T3"><text:s text:c="4"/></text:span><text:span text:style-name="T2">elif not </text:span><text:span text:style-name="T6">name</text:span><text:span text:style-name="T4">:</text:span></text:p>
      <text:p text:style-name="P5"><text:span text:style-name="T3"><text:s text:c="8"/></text:span><text:span text:style-name="T8">print</text:span><text:span text:style-name="T4">(</text:span><text:span text:style-name="T10">'you did not enter anything !! please enter something'</text:span><text:span text:style-name="T4">)</text:span></text:p>
      <text:p text:style-name="P5"><text:span text:style-name="T3"><text:s text:c="8"/></text:span><text:span text:style-name="T8">print</text:span><text:span text:style-name="T4">(</text:span><text:span text:style-name="T8">profession</text:span><text:span text:style-name="T4">(</text:span><text:span text:style-name="T8">input</text:span><text:span text:style-name="T4">(</text:span><text:span text:style-name="T10">'enter the name'</text:span><text:span text:style-name="T4">)))</text:span></text:p>
      <text:p text:style-name="P5"><text:span text:style-name="T3"><text:s text:c="4"/></text:span><text:span text:style-name="T2">return </text:span><text:span text:style-name="T10">''</text:span></text:p>
      <text:p text:style-name="P5"><text:span text:style-name="T10"/></text:p>
      <text:p text:style-name="P5"><text:span text:style-name="T10"/></text:p>
      <text:p text:style-name="P7"><text:span text:style-name="T7">print</text:span><text:span text:style-name="T3">(</text:span><text:span text:style-name="T7">profession</text:span><text:span text:style-name="T3">(</text:span><text:span text:style-name="T7">input</text:span><text:span text:style-name="T3">(</text:span><text:span text:style-name="T9">'enter the name'</text:span><text:span text:style-name="T3">))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aco1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8:39:56.918867794</meta:creation-date>
    <dc:date>2020-05-21T18:44:21.539213258</dc:date>
    <meta:editing-duration>PT29S</meta:editing-duration>
    <meta:editing-cycles>1</meta:editing-cycles>
    <meta:document-statistic meta:table-count="0" meta:image-count="0" meta:object-count="0" meta:page-count="2" meta:paragraph-count="60" meta:word-count="212" meta:character-count="1989" meta:non-whitespace-character-count="1293"/>
    <meta:generator>LibreOffice/6.0.7.3$Linux_X86_64 LibreOffice_project/00m0$Build-3</meta:generator>
  </office:meta>
</office:document-meta>
</file>